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02cm"/>
    </style:style>
    <style:style style:name="co3" style:family="table-column">
      <style:table-column-properties fo:break-before="auto" style:column-width="3.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bf00"/>
    </style:style>
    <style:style style:name="ce5" style:family="table-cell" style:parent-style-name="Default">
      <style:table-cell-properties fo:background-color="#ff8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7.594cm" svg:height="9.79cm" svg:x="27.838cm" svg:y="0cm">
            <draw:object draw:notify-on-update-of-ranges="Feuille1.A6:Feuille1.A18 Feuille1.C6:Feuille1.C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2.051cm" svg:y="0.417cm">
            <draw:object draw:notify-on-update-of-ranges="Feuille1.A3:Feuille1.A5 Feuille1.C3:Feuille1.C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5"/>
        <table:table-column table:style-name="co2" table:default-cell-style-name="ce5"/>
        <table:table-column table:style-name="co3" table:default-cell-style-name="ce5"/>
        <table:table-row table:style-name="ro1">
          <table:table-cell table:style-name="ce1" office:value-type="string" calcext:value-type="string">
            <text:p>Km/h</text:p>
          </table:table-cell>
          <table:table-cell table:style-name="ce1" office:value-type="string" calcext:value-type="string">
            <text:p>Mètres/sec</text:p>
          </table:table-cell>
          <table:table-cell table:style-name="ce1" office:value-type="string" calcext:value-type="string">
            <text:p>Temps pour parcourir</text:p>
          </table:table-cell>
          <table:table-cell table:style-name="ce1" office:value-type="string" calcext:value-type="string">
            <text:p>Mètres à parcourir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table:formula="of:=[.A2]*1000/3600" office:value-type="float" office:value="0" calcext:value-type="float">
            <text:p>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table:formula="of:=[.A3]*1000/3600" office:value-type="float" office:value="1.38888888888889" calcext:value-type="float">
            <text:p>1,38888888888889</text:p>
          </table:table-cell>
          <table:table-cell table:style-name="ce4" table:formula="of:=[.D3]/[.B3]" office:value-type="float" office:value="180" calcext:value-type="float">
            <text:p>180</text:p>
          </table:table-cell>
          <table:table-cell table:style-name="ce4" office:value-type="float" office:value="250" calcext:value-type="float">
            <text:p>250</text:p>
          </table:table-cell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table:formula="of:=[.A4]*1000/3600" office:value-type="float" office:value="2.77777777777778" calcext:value-type="float">
            <text:p>2,77777777777778</text:p>
          </table:table-cell>
          <table:table-cell table:style-name="ce4" table:formula="of:=[.D4]/[.B4]" office:value-type="float" office:value="90" calcext:value-type="float">
            <text:p>90</text:p>
          </table:table-cell>
          <table:table-cell table:style-name="ce4" office:value-type="float" office:value="250" calcext:value-type="float">
            <text:p>250</text:p>
          </table:table-cell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4" table:formula="of:=[.A5]*1000/3600" office:value-type="float" office:value="4.16666666666667" calcext:value-type="float">
            <text:p>4,16666666666667</text:p>
          </table:table-cell>
          <table:table-cell table:style-name="ce4" table:formula="of:=[.D5]/[.B5]" office:value-type="float" office:value="60" calcext:value-type="float">
            <text:p>60</text:p>
          </table:table-cell>
          <table:table-cell table:style-name="ce4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6]*1000/3600" office:value-type="float" office:value="5.55555555555556" calcext:value-type="float">
            <text:p>5,55555555555556</text:p>
          </table:table-cell>
          <table:table-cell table:formula="of:=[.D6]/[.B6]" office:value-type="float" office:value="27" calcext:value-type="float">
            <text:p>2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7]*1000/3600" office:value-type="float" office:value="8.33333333333333" calcext:value-type="float">
            <text:p>8,33333333333333</text:p>
          </table:table-cell>
          <table:table-cell table:formula="of:=[.D7]/[.B7]" office:value-type="float" office:value="27" calcext:value-type="float">
            <text:p>27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8]*1000/3600" office:value-type="float" office:value="11.1111111111111" calcext:value-type="float">
            <text:p>11,1111111111111</text:p>
          </table:table-cell>
          <table:table-cell table:formula="of:=[.D8]/[.B8]" office:value-type="float" office:value="27" calcext:value-type="float">
            <text:p>27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9]*1000/3600" office:value-type="float" office:value="13.8888888888889" calcext:value-type="float">
            <text:p>13,8888888888889</text:p>
          </table:table-cell>
          <table:table-cell table:formula="of:=[.D9]/[.B9]" office:value-type="float" office:value="28.8" calcext:value-type="float">
            <text:p>28,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10]*1000/3600" office:value-type="float" office:value="16.6666666666667" calcext:value-type="float">
            <text:p>16,6666666666667</text:p>
          </table:table-cell>
          <table:table-cell table:formula="of:=[.D10]/[.B10]" office:value-type="float" office:value="27" calcext:value-type="float">
            <text:p>27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11]*1000/3600" office:value-type="float" office:value="19.4444444444444" calcext:value-type="float">
            <text:p>19,4444444444444</text:p>
          </table:table-cell>
          <table:table-cell table:formula="of:=[.D11]/[.B11]" office:value-type="float" office:value="28.2857142857143" calcext:value-type="float">
            <text:p>28,2857142857143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12]*1000/3600" office:value-type="float" office:value="22.2222222222222" calcext:value-type="float">
            <text:p>22,2222222222222</text:p>
          </table:table-cell>
          <table:table-cell table:formula="of:=[.D12]/[.B12]" office:value-type="float" office:value="29.25" calcext:value-type="float">
            <text:p>29,25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13]*1000/3600" office:value-type="float" office:value="25" calcext:value-type="float">
            <text:p>25</text:p>
          </table:table-cell>
          <table:table-cell table:formula="of:=[.D13]/[.B13]" office:value-type="float" office:value="28" calcext:value-type="float">
            <text:p>28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4]*1000/3600" office:value-type="float" office:value="27.7777777777778" calcext:value-type="float">
            <text:p>27,7777777777778</text:p>
          </table:table-cell>
          <table:table-cell table:formula="of:=[.D14]/[.B14]" office:value-type="float" office:value="27" calcext:value-type="float">
            <text:p>27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5]*1000/3600" office:value-type="float" office:value="30.5555555555556" calcext:value-type="float">
            <text:p>30,5555555555556</text:p>
          </table:table-cell>
          <table:table-cell table:formula="of:=[.D15]/[.B15]" office:value-type="float" office:value="26.1818181818182" calcext:value-type="float">
            <text:p>26,1818181818182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16]*1000/3600" office:value-type="float" office:value="33.3333333333333" calcext:value-type="float">
            <text:p>33,3333333333333</text:p>
          </table:table-cell>
          <table:table-cell table:formula="of:=[.D16]/[.B16]" office:value-type="float" office:value="25.5" calcext:value-type="float">
            <text:p>25,5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17]*1000/3600" office:value-type="float" office:value="36.1111111111111" calcext:value-type="float">
            <text:p>36,1111111111111</text:p>
          </table:table-cell>
          <table:table-cell table:formula="of:=[.D17]/[.B17]" office:value-type="float" office:value="24.9230769230769" calcext:value-type="float">
            <text:p>24,9230769230769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18]*1000/3600" office:value-type="float" office:value="38.8888888888889" calcext:value-type="float">
            <text:p>38,8888888888889</text:p>
          </table:table-cell>
          <table:table-cell table:formula="of:=[.D18]/[.B18]" office:value-type="float" office:value="25.7142857142857" calcext:value-type="float">
            <text:p>25,7142857142857</text:p>
          </table:table-cell>
          <table:table-cell office:value-type="float" office:value="1000" calcext:value-type="float">
            <text:p>1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4">00/00/0000</text:date>, <text:time style:data-style-name="N2" text:time-value="20:59:39.06058730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1-26T13:44:48.884475788</meta:creation-date>
    <dc:date>2022-01-04T21:01:39.303519303</dc:date>
    <meta:editing-duration>PT14M3S</meta:editing-duration>
    <meta:editing-cycles>6</meta:editing-cycles>
    <meta:generator>LibreOffice/7.2.3.2$Linux_X86_64 LibreOffice_project/20$Build-2</meta:generator>
    <meta:document-statistic meta:table-count="1" meta:cell-count="72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40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8000" draw:fill-color="#ff8000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8000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595cm" svg:height="9.791cm" xlink:href=".." xlink:type="simple" chart:class="chart:scatter" chart:style-name="ch1">
        <chart:title svg:x="7.563cm" svg:y="0.331cm" chart:style-name="ch2">
          <text:p>&gt;= 20 Km/h</text:p>
        </chart:title>
        <chart:legend chart:legend-position="end" svg:x="13.155cm" svg:y="4.347cm" style:legend-expansion="high" chart:style-name="ch3"/>
        <chart:plot-area chart:style-name="ch4" table:cell-range-address="Feuille1.A6:Feuille1.A18 Feuille1.C6:Feuille1.C18" svg:x="0.351cm" svg:y="1.305cm" svg:width="12.453cm" svg:height="8.291cm">
          <chart:coordinate-region svg:x="0.972cm" svg:y="1.426cm" svg:width="11.832cm" svg:height="7.16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Feuille1.C6:Feuille1.C18" chart:class="chart:scatter">
            <chart:domain table:cell-range-address="Feuille1.A6:Feuille1.A18"/>
            <chart:regression-curve chart:style-name="ch9">
              <chart:equation chart:display-equation="true" chart:display-r-square="false" svg:x="8.933cm" svg:y="0.853cm"/>
            </chart:regression-curve>
            <chart:data-point chart:repeated="3"/>
            <chart:data-point chart:style-name="ch10"/>
            <chart:data-point/>
            <chart:data-point chart:style-name="ch10" chart:repeated="2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Feuille1.A6:Feuille1.A18</svg:desc>
                </draw:g>
              </table:table-cell>
              <table:table-cell office:value-type="float" office:value="27">
                <text:p>27</text:p>
                <draw:g>
                  <svg:desc>Feuille1.C6:Feuille1.C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28.2857142857143">
                <text:p>28.28571428571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29.25">
                <text:p>29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0">
                <text:p>110</text:p>
              </table:table-cell>
              <table:table-cell office:value-type="float" office:value="26.1818181818182">
                <text:p>26.18181818181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">
                <text:p>120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0">
                <text:p>130</text:p>
              </table:table-cell>
              <table:table-cell office:value-type="float" office:value="24.9230769230769">
                <text:p>24.92307692307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0">
                <text:p>140</text:p>
              </table:table-cell>
              <table:table-cell office:value-type="float" office:value="25.7142857142857">
                <text:p>25.71428571428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3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bf00" draw:fill-color="#ffbf00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bf00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766cm" svg:y="0.316cm" chart:style-name="ch2">
          <text:p>&lt;= 15 Km/h</text:p>
        </chart:title>
        <chart:legend chart:legend-position="end" svg:x="11.56cm" svg:y="3.952cm" style:legend-expansion="high" chart:style-name="ch3"/>
        <chart:plot-area chart:style-name="ch4" table:cell-range-address="Feuille1.A3:Feuille1.A5 Feuille1.C3:Feuille1.C5" svg:x="0.32cm" svg:y="1.275cm" svg:width="10.92cm" svg:height="7.545cm">
          <chart:coordinate-region svg:x="0.941cm" svg:y="1.474cm" svg:width="9.926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Feuille1.C3:Feuille1.C5" chart:class="chart:scatter">
            <chart:domain table:cell-range-address="Feuille1.A3:Feuille1.A5"/>
            <chart:regression-curve chart:style-name="ch8">
              <chart:equation chart:display-equation="true" chart:display-r-square="false" svg:x="11.446cm" svg:y="1.97cm"/>
            </chart:regression-curve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Feuille1.A3:Feuille1.A5</svg:desc>
                </draw:g>
              </table:table-cell>
              <table:table-cell office:value-type="float" office:value="180">
                <text:p>180</text:p>
                <draw:g>
                  <svg:desc>Feuille1.C3:Feuille1.C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3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